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dd8" officeooo:paragraph-rsid="0005add8"/>
    </style:style>
    <style:style style:name="P2" style:family="paragraph" style:parent-style-name="Standard">
      <style:text-properties fo:color="#77bc65" officeooo:rsid="0005add8" officeooo:paragraph-rsid="0005add8"/>
    </style:style>
    <style:style style:name="P3" style:family="paragraph" style:parent-style-name="Standard">
      <style:text-properties fo:color="#ff972f" officeooo:rsid="0005add8" officeooo:paragraph-rsid="0005ad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 QUE É O INSOMNIA?</text:p>
      <text:p text:style-name="P3"/>
      <text:p text:style-name="P1"/>
      <text:p text:style-name="P2">O insomnia é um cliente HTTP, com ele a gente pode fazer requisições na nossa API, podemos deletar, adicionar, listar infomrações da nossa API, sem necessitar do browser ( navegador 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15:17:55.792579378</meta:creation-date>
    <dc:date>2022-08-26T15:24:47.329066428</dc:date>
    <meta:editing-duration>PT6M52S</meta:editing-duration>
    <meta:editing-cycles>1</meta:editing-cycles>
    <meta:document-statistic meta:table-count="0" meta:image-count="0" meta:object-count="0" meta:page-count="1" meta:paragraph-count="2" meta:word-count="36" meta:character-count="203" meta:non-whitespace-character-count="169"/>
    <meta:generator>LibreOffice/6.4.7.2$Linux_X86_64 LibreOffice_project/40$Build-2</meta:generator>
  </office:meta>
</office:document-meta>
</file>